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25in" svg:height="3.5398in" svg:x="7.7657in" svg:y="0.189in">
            <draw:object draw:notify-on-update-of-ranges="Sheet1.G3:Sheet1.G12 Sheet1.H3:Sheet1.H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25in" svg:height="3.5398in" svg:x="6.1843in" svg:y="4.0858in">
            <draw:object draw:notify-on-update-of-ranges="Sheet1.G12:Sheet1.G22 Sheet1.H12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Piezas</text:p>
          </table:table-cell>
          <table:table-cell office:value-type="string">
            <text:p>Filas</text:p>
          </table:table-cell>
          <table:table-cell office:value-type="string">
            <text:p>Columnas</text:p>
          </table:table-cell>
          <table:table-cell office:value-type="string">
            <text:p>Tiemp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8658">
            <text:p>48658</text:p>
          </table:table-cell>
          <table:table-cell table:number-columns-repeated="2"/>
          <table:table-cell office:value-type="string">
            <text:p>Piezas</text:p>
          </table:table-cell>
          <table:table-cell office:value-type="string">
            <text:p>Tiempo Prom.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6830">
            <text:p>468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table:formula="of:=SUMIF([.$A$2:.$A$1001];[.G3];[.$D$2:.$D$1001])/COUNTIF([.$A$2:.$A$1001];[.G3])" office:value-type="float" office:value="32410.46">
            <text:p>3241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1292">
            <text:p>2129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table:formula="of:=SUMIF([.$A$2:.$A$1001];[.G4];[.$D$2:.$D$1001])/COUNTIF([.$A$2:.$A$1001];[.G4])" office:value-type="float" office:value="64183.8">
            <text:p>6418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196">
            <text:p>1819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SUMIF([.$A$2:.$A$1001];[.G5];[.$D$2:.$D$1001])/COUNTIF([.$A$2:.$A$1001];[.G5])" office:value-type="float" office:value="90742.38">
            <text:p>9074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048">
            <text:p>19048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SUMIF([.$A$2:.$A$1001];[.G6];[.$D$2:.$D$1001])/COUNTIF([.$A$2:.$A$1001];[.G6])" office:value-type="float" office:value="124814.96">
            <text:p>12481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447">
            <text:p>19447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1001];[.G7];[.$D$2:.$D$1001])/COUNTIF([.$A$2:.$A$1001];[.G7])" office:value-type="float" office:value="156361.62">
            <text:p>15636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7990">
            <text:p>1799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1001];[.G8];[.$D$2:.$D$1001])/COUNTIF([.$A$2:.$A$1001];[.G8])" office:value-type="float" office:value="189982.42">
            <text:p>18998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132">
            <text:p>41132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1001];[.G9];[.$D$2:.$D$1001])/COUNTIF([.$A$2:.$A$1001];[.G9])" office:value-type="float" office:value="221948.2">
            <text:p>22194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848">
            <text:p>40848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1001];[.G10];[.$D$2:.$D$1001])/COUNTIF([.$A$2:.$A$1001];[.G10])" office:value-type="float" office:value="270901.46">
            <text:p>27090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2551">
            <text:p>3255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1001];[.G11];[.$D$2:.$D$1001])/COUNTIF([.$A$2:.$A$1001];[.G11])" office:value-type="float" office:value="333831.92">
            <text:p>3338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939">
            <text:p>3593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1001];[.G12];[.$D$2:.$D$1001])/COUNTIF([.$A$2:.$A$1001];[.G12])" office:value-type="float" office:value="425029.16">
            <text:p>42502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51002">
            <text:p>51002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1001];[.G13];[.$D$2:.$D$1001])/COUNTIF([.$A$2:.$A$1001];[.G13])" office:value-type="float" office:value="461078.16">
            <text:p>46107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148">
            <text:p>38148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1001];[.G14];[.$D$2:.$D$1001])/COUNTIF([.$A$2:.$A$1001];[.G14])" office:value-type="float" office:value="1857958.62">
            <text:p>185795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535">
            <text:p>39535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1001];[.G15];[.$D$2:.$D$1001])/COUNTIF([.$A$2:.$A$1001];[.G15])" office:value-type="float" office:value="1202351.8">
            <text:p>120235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089">
            <text:p>20089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1001];[.G16];[.$D$2:.$D$1001])/COUNTIF([.$A$2:.$A$1001];[.G16])" office:value-type="float" office:value="16939605.92">
            <text:p>1693960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854">
            <text:p>20854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1001];[.G17];[.$D$2:.$D$1001])/COUNTIF([.$A$2:.$A$1001];[.G17])" office:value-type="float" office:value="5433443.02">
            <text:p>543344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906">
            <text:p>3890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1001];[.G18];[.$D$2:.$D$1001])/COUNTIF([.$A$2:.$A$1001];[.G18])" office:value-type="float" office:value="5905250.42">
            <text:p>5905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636">
            <text:p>39636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table:formula="of:=SUMIF([.$A$2:.$A$1001];[.G19];[.$D$2:.$D$1001])/COUNTIF([.$A$2:.$A$1001];[.G19])" office:value-type="float" office:value="11097770.96">
            <text:p>1109777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3188">
            <text:p>43188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SUMIF([.$A$2:.$A$1001];[.G20];[.$D$2:.$D$1001])/COUNTIF([.$A$2:.$A$1001];[.G20])" office:value-type="float" office:value="48169786.46">
            <text:p>4816978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780">
            <text:p>38780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table:formula="of:=SUMIF([.$A$2:.$A$1001];[.G21];[.$D$2:.$D$1001])/COUNTIF([.$A$2:.$A$1001];[.G21])" office:value-type="float" office:value="14884050.28">
            <text:p>14884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7942">
            <text:p>37942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SUMIF([.$A$2:.$A$1001];[.G22];[.$D$2:.$D$1001])/COUNTIF([.$A$2:.$A$1001];[.G22])" office:value-type="float" office:value="16860576.76">
            <text:p>16860577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6562">
            <text:p>2656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278">
            <text:p>3927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458">
            <text:p>3945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1264">
            <text:p>2126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6407">
            <text:p>3640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986">
            <text:p>1898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523">
            <text:p>2052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121">
            <text:p>4012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3058">
            <text:p>2305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663">
            <text:p>3866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6469">
            <text:p>1646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285">
            <text:p>1828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8594">
            <text:p>1859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4165">
            <text:p>4416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541">
            <text:p>3554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9822">
            <text:p>3982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2282">
            <text:p>4228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262">
            <text:p>1926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940">
            <text:p>4194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2062">
            <text:p>2206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53866">
            <text:p>5386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9824">
            <text:p>1982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1840">
            <text:p>3184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0392">
            <text:p>4039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5784">
            <text:p>3578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0380">
            <text:p>2038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6088">
            <text:p>2608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8475">
            <text:p>3847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1121">
            <text:p>4112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5439">
            <text:p>7543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706">
            <text:p>6670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680">
            <text:p>6568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1102">
            <text:p>6110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1925">
            <text:p>5192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69543">
            <text:p>16954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9846">
            <text:p>6984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9798">
            <text:p>5979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638">
            <text:p>7363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624">
            <text:p>6462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8266">
            <text:p>6826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0330">
            <text:p>6033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639">
            <text:p>6563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56427">
            <text:p>15642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2522">
            <text:p>3252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9526">
            <text:p>5952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0251">
            <text:p>5025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979">
            <text:p>6497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467">
            <text:p>7046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111">
            <text:p>6411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146">
            <text:p>7014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3251">
            <text:p>6325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341">
            <text:p>7134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3366">
            <text:p>5336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269">
            <text:p>6626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8843">
            <text:p>4884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2053">
            <text:p>8205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098">
            <text:p>4709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3260">
            <text:p>3326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852">
            <text:p>6685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6506">
            <text:p>6650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2299">
            <text:p>3229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0022">
            <text:p>7002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4527">
            <text:p>44527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6806">
            <text:p>4680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5719">
            <text:p>6571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9263">
            <text:p>4926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841">
            <text:p>7184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3269">
            <text:p>3326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4551">
            <text:p>6455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741">
            <text:p>4774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1018">
            <text:p>5101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7364">
            <text:p>4736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2850">
            <text:p>5285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834">
            <text:p>7383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1813">
            <text:p>7181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7768">
            <text:p>87768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4375">
            <text:p>5437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3350">
            <text:p>73350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0976">
            <text:p>5097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9655">
            <text:p>8965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44208">
            <text:p>14420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3157">
            <text:p>9315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13510">
            <text:p>11351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6865">
            <text:p>8686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0588">
            <text:p>10058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846">
            <text:p>8284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47095">
            <text:p>14709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5436">
            <text:p>9543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7341">
            <text:p>9734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1771">
            <text:p>8177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66090">
            <text:p>16609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368">
            <text:p>8436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3705">
            <text:p>8370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16202">
            <text:p>11620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4487">
            <text:p>10448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9678">
            <text:p>7967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6508">
            <text:p>7650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714">
            <text:p>8471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2721">
            <text:p>10272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5639">
            <text:p>75639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7285">
            <text:p>6728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589">
            <text:p>82589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5905">
            <text:p>10590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1333">
            <text:p>10133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3186">
            <text:p>8318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8126">
            <text:p>7812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950">
            <text:p>8295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7313">
            <text:p>10731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935">
            <text:p>8293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1225">
            <text:p>6122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4982">
            <text:p>9498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363">
            <text:p>8036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56062">
            <text:p>5606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8241">
            <text:p>78241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056">
            <text:p>8005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4243">
            <text:p>8424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6845">
            <text:p>9684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4863">
            <text:p>6486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3794">
            <text:p>7379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1942">
            <text:p>8194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0074">
            <text:p>8007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6916">
            <text:p>9691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22246">
            <text:p>12224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5326">
            <text:p>6532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7916">
            <text:p>6791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2890">
            <text:p>9289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5194">
            <text:p>7519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03085">
            <text:p>10308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2650">
            <text:p>8265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9938">
            <text:p>12993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63861">
            <text:p>16386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9360">
            <text:p>10936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514">
            <text:p>11151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5990">
            <text:p>10599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8533">
            <text:p>11853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9608">
            <text:p>11960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3894">
            <text:p>9389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282">
            <text:p>112282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7581">
            <text:p>13758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740">
            <text:p>11374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609">
            <text:p>11160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4373">
            <text:p>13437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3610">
            <text:p>12361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853">
            <text:p>11285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6611">
            <text:p>9661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368">
            <text:p>11336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1114">
            <text:p>14111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3093">
            <text:p>11309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7139">
            <text:p>10713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1976">
            <text:p>13197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15975">
            <text:p>21597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0063">
            <text:p>14006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2509">
            <text:p>12250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87620">
            <text:p>18762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5619">
            <text:p>7561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8151">
            <text:p>10815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589">
            <text:p>13058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6611">
            <text:p>15661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8071">
            <text:p>14807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8577">
            <text:p>9857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273">
            <text:p>13027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9601">
            <text:p>9960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0177">
            <text:p>10017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872">
            <text:p>130872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1449">
            <text:p>11144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8526">
            <text:p>11852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3288">
            <text:p>14328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0389">
            <text:p>14038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03991">
            <text:p>103991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0519">
            <text:p>13051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9909">
            <text:p>15990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4600">
            <text:p>134600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8627">
            <text:p>12862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3984">
            <text:p>12398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4684">
            <text:p>14468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4669">
            <text:p>11466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35626">
            <text:p>13562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0957">
            <text:p>9095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12775">
            <text:p>11277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8764">
            <text:p>158764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03641">
            <text:p>20364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2562">
            <text:p>12256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31472">
            <text:p>23147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0966">
            <text:p>130966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8246">
            <text:p>158246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4468">
            <text:p>15446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68918">
            <text:p>16891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2730">
            <text:p>14273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5211">
            <text:p>14521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4785">
            <text:p>10478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4719">
            <text:p>104719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9585">
            <text:p>14958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135">
            <text:p>15013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2528">
            <text:p>15252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502">
            <text:p>15050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2471">
            <text:p>13247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7147">
            <text:p>147147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298">
            <text:p>14429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9863">
            <text:p>129863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3930">
            <text:p>14393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5431">
            <text:p>15543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91923">
            <text:p>291923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9123">
            <text:p>149123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0665">
            <text:p>13066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7310">
            <text:p>13731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5625">
            <text:p>12562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999">
            <text:p>144999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1089">
            <text:p>131089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69721">
            <text:p>16972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21175">
            <text:p>12117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4689">
            <text:p>134689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5830">
            <text:p>15583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2232">
            <text:p>14223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90618">
            <text:p>29061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85941">
            <text:p>18594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3922">
            <text:p>17392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8411">
            <text:p>14841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8425">
            <text:p>13842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06013">
            <text:p>106013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2634">
            <text:p>172634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2081">
            <text:p>15208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92278">
            <text:p>192278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79142">
            <text:p>17914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245565">
            <text:p>245565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4607">
            <text:p>144607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43450">
            <text:p>14345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9661">
            <text:p>139661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38004">
            <text:p>138004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150576">
            <text:p>15057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3156">
            <text:p>20315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11595">
            <text:p>21159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0574">
            <text:p>14057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1673">
            <text:p>15167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229">
            <text:p>18922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6852">
            <text:p>18685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6727">
            <text:p>16672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1806">
            <text:p>16180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769">
            <text:p>18976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3813">
            <text:p>19381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7243">
            <text:p>19724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5412">
            <text:p>16541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4012">
            <text:p>15401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44668">
            <text:p>24466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24005">
            <text:p>22400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7647">
            <text:p>20764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4474">
            <text:p>17447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8777">
            <text:p>19877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9355">
            <text:p>19935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2689">
            <text:p>19268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9364">
            <text:p>18936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2164">
            <text:p>26216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24727">
            <text:p>22472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7629">
            <text:p>18762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2521">
            <text:p>162521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937">
            <text:p>17893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2705">
            <text:p>14270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08839">
            <text:p>20883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69813">
            <text:p>26981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86539">
            <text:p>28653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1769">
            <text:p>17176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70303">
            <text:p>27030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5645">
            <text:p>16564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6631">
            <text:p>186631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2818">
            <text:p>16281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4547">
            <text:p>16454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47125">
            <text:p>24712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9609">
            <text:p>15960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498">
            <text:p>17849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6660">
            <text:p>156660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8904">
            <text:p>17890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9686">
            <text:p>15968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809">
            <text:p>19480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49925">
            <text:p>14992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63186">
            <text:p>16318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6668">
            <text:p>17666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794">
            <text:p>19479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74491">
            <text:p>174491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94207">
            <text:p>19420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82132">
            <text:p>18213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2234">
            <text:p>19223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86006">
            <text:p>28600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9486">
            <text:p>20948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920">
            <text:p>21292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79723">
            <text:p>27972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696">
            <text:p>21969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0180">
            <text:p>20018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3749">
            <text:p>17374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72034">
            <text:p>37203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9046">
            <text:p>22904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6489">
            <text:p>21648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955">
            <text:p>21995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7591">
            <text:p>21759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8571">
            <text:p>20857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1734">
            <text:p>19173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2414">
            <text:p>19241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7427">
            <text:p>22742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0960">
            <text:p>23096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0530">
            <text:p>21053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3792">
            <text:p>20379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5529">
            <text:p>21552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965">
            <text:p>21996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0476">
            <text:p>22047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1849">
            <text:p>22184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31167">
            <text:p>33116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5157">
            <text:p>20515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0965">
            <text:p>17096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7170">
            <text:p>24717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61410">
            <text:p>26141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74023">
            <text:p>17402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6738">
            <text:p>24673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5165">
            <text:p>23516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3084">
            <text:p>22308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010">
            <text:p>21201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4983">
            <text:p>19498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1552">
            <text:p>21155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08241">
            <text:p>20824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5215">
            <text:p>8521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10927">
            <text:p>31092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6647">
            <text:p>19664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1221">
            <text:p>22122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34464">
            <text:p>234464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0349">
            <text:p>24034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97387">
            <text:p>19738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20408">
            <text:p>22040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1707">
            <text:p>24170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80277">
            <text:p>18027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2007">
            <text:p>21200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43073">
            <text:p>24307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19707">
            <text:p>21970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0979">
            <text:p>24097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24261">
            <text:p>42426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5483">
            <text:p>22548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1022">
            <text:p>24102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3542">
            <text:p>25354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3610">
            <text:p>25361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2549">
            <text:p>27254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038">
            <text:p>25003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2763">
            <text:p>24276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3918">
            <text:p>26391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2223">
            <text:p>25222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6305">
            <text:p>25630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5334">
            <text:p>24533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3128">
            <text:p>21312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994">
            <text:p>25099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7709">
            <text:p>30770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6252">
            <text:p>24625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9806">
            <text:p>27980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9252">
            <text:p>22925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8824">
            <text:p>21882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31190">
            <text:p>43119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6701">
            <text:p>25670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5086">
            <text:p>24508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90675">
            <text:p>29067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4328">
            <text:p>23432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2523">
            <text:p>23252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6529">
            <text:p>27652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4909">
            <text:p>21490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5910">
            <text:p>27591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4511">
            <text:p>24451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15071">
            <text:p>21507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33216">
            <text:p>23321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3594">
            <text:p>26359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75716">
            <text:p>17571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551124">
            <text:p>55112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9716">
            <text:p>25971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1108">
            <text:p>26110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2888">
            <text:p>22288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15034">
            <text:p>31503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7027">
            <text:p>26702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21349">
            <text:p>22134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528731">
            <text:p>52873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02836">
            <text:p>30283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2420">
            <text:p>25242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50631">
            <text:p>250631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99242">
            <text:p>29924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75499">
            <text:p>27549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8482">
            <text:p>24848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1206">
            <text:p>26120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69829">
            <text:p>26982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1937">
            <text:p>28193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04676">
            <text:p>40467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5891">
            <text:p>27589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18725">
            <text:p>81872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42938">
            <text:p>34293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32676">
            <text:p>33267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60643">
            <text:p>36064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4660">
            <text:p>274660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875">
            <text:p>28487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21573">
            <text:p>32157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3523">
            <text:p>28352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2325">
            <text:p>31232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63630">
            <text:p>363630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61822">
            <text:p>461822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45381">
            <text:p>24538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7778">
            <text:p>30777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23013">
            <text:p>32301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2784">
            <text:p>29278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661">
            <text:p>28466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2778">
            <text:p>29277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3953">
            <text:p>27395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65559">
            <text:p>26555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69299">
            <text:p>26929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9334">
            <text:p>29933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4407">
            <text:p>27440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89806">
            <text:p>38980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1535">
            <text:p>30153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3845">
            <text:p>29384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9014">
            <text:p>29901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8768">
            <text:p>27876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4673">
            <text:p>28467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2697">
            <text:p>30269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3318">
            <text:p>30331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2213">
            <text:p>31221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3427">
            <text:p>30342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34534">
            <text:p>43453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0989">
            <text:p>30098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80367">
            <text:p>88036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49811">
            <text:p>34981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5048">
            <text:p>29504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00941">
            <text:p>30094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36809">
            <text:p>33680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4578">
            <text:p>29457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1679">
            <text:p>27167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76259">
            <text:p>27625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13089">
            <text:p>31308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51302">
            <text:p>351302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82272">
            <text:p>282272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93764">
            <text:p>29376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92017">
            <text:p>39201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7285">
            <text:p>30728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2718">
            <text:p>41271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1179">
            <text:p>31117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89262">
            <text:p>28926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88140">
            <text:p>58814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8687">
            <text:p>34868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8400">
            <text:p>36840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36958">
            <text:p>53695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74759">
            <text:p>37475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9221">
            <text:p>35922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1040">
            <text:p>32104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625755">
            <text:p>62575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751076">
            <text:p>75107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17925">
            <text:p>101792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85178">
            <text:p>28517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9746">
            <text:p>34974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44439">
            <text:p>44443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96748">
            <text:p>109674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5159">
            <text:p>36515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6541">
            <text:p>41654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2023">
            <text:p>34202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26799">
            <text:p>52679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6327">
            <text:p>30632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37180">
            <text:p>43718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7093">
            <text:p>32709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7236">
            <text:p>38723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94704">
            <text:p>394704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9585">
            <text:p>31958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3945">
            <text:p>34394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743056">
            <text:p>74305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1163">
            <text:p>31116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7363">
            <text:p>35736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7739">
            <text:p>41773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5529">
            <text:p>38552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70106">
            <text:p>37010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55683">
            <text:p>35568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18636">
            <text:p>41863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403113">
            <text:p>40311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640640">
            <text:p>64064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3768">
            <text:p>33376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66222">
            <text:p>36622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14420">
            <text:p>31442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36219">
            <text:p>53621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29979">
            <text:p>32997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4459">
            <text:p>30445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4679">
            <text:p>33467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84599">
            <text:p>38459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37187">
            <text:p>33718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45114">
            <text:p>345114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306676">
            <text:p>30667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4780">
            <text:p>34478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17134">
            <text:p>61713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1545">
            <text:p>40154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74717">
            <text:p>47471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7849">
            <text:p>39784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31680">
            <text:p>63168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39266">
            <text:p>53926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586">
            <text:p>36758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704434">
            <text:p>70443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54187">
            <text:p>45418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1823">
            <text:p>38182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3562">
            <text:p>35356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1061091">
            <text:p>106109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70685">
            <text:p>67068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77040">
            <text:p>47704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1152">
            <text:p>36115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0990">
            <text:p>35099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63273">
            <text:p>56327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905756">
            <text:p>90575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3438">
            <text:p>39343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2190">
            <text:p>33219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59862">
            <text:p>35986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9880">
            <text:p>36988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10882">
            <text:p>41088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2688">
            <text:p>33268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76024">
            <text:p>37602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6636">
            <text:p>34663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39655">
            <text:p>53965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0080">
            <text:p>38008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37362">
            <text:p>43736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56518">
            <text:p>45651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71981">
            <text:p>37198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41292">
            <text:p>34129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68675">
            <text:p>46867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45980">
            <text:p>44598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713">
            <text:p>36771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983628">
            <text:p>98362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11110">
            <text:p>411110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2705">
            <text:p>40270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33277">
            <text:p>43327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68647">
            <text:p>56864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9369">
            <text:p>36936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7626">
            <text:p>36762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98983">
            <text:p>39898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68387">
            <text:p>36838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37988">
            <text:p>33798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407944">
            <text:p>40794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580967">
            <text:p>58096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248681">
            <text:p>248681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385190">
            <text:p>38519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8899">
            <text:p>42889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24668">
            <text:p>72466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61440">
            <text:p>46144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58778">
            <text:p>55877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1902">
            <text:p>42190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3966">
            <text:p>45396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7185">
            <text:p>41718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30571">
            <text:p>53057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0527">
            <text:p>39052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02660">
            <text:p>70266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0446">
            <text:p>40044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840869">
            <text:p>84086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0339">
            <text:p>40033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026422">
            <text:p>202642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9994">
            <text:p>40999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48471">
            <text:p>44847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4355">
            <text:p>41435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9639">
            <text:p>42963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9319919">
            <text:p>4931991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95708">
            <text:p>59570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4465">
            <text:p>39446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03104">
            <text:p>50310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95914">
            <text:p>109591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92420">
            <text:p>59242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007549">
            <text:p>300754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2576">
            <text:p>41257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24648">
            <text:p>52464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1765">
            <text:p>39176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6053">
            <text:p>486053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5591">
            <text:p>40559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0098">
            <text:p>43009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784504">
            <text:p>178450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1528">
            <text:p>48152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05623">
            <text:p>405623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611231">
            <text:p>61123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3727">
            <text:p>43372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2262671">
            <text:p>226267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7566">
            <text:p>45756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3722">
            <text:p>42372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83147">
            <text:p>58314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544495">
            <text:p>54449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2846042">
            <text:p>1284604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42322">
            <text:p>44232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88228">
            <text:p>48822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34098">
            <text:p>43409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14743">
            <text:p>414743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0272">
            <text:p>390272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50339">
            <text:p>45033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395150">
            <text:p>39515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427582">
            <text:p>42758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74292">
            <text:p>37429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70150">
            <text:p>570150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7645">
            <text:p>46764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77933">
            <text:p>57793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7619">
            <text:p>49761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81733">
            <text:p>48173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6838">
            <text:p>49683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27810">
            <text:p>627810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86792">
            <text:p>58679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32961">
            <text:p>63296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17199">
            <text:p>51719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1845">
            <text:p>46184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338">
            <text:p>43733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492">
            <text:p>43749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17696">
            <text:p>417696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760973">
            <text:p>76097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1639">
            <text:p>47163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0794">
            <text:p>46079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06154">
            <text:p>40615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45362">
            <text:p>64536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90070">
            <text:p>690070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859712">
            <text:p>8597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35001">
            <text:p>53500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27635">
            <text:p>42763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7822">
            <text:p>43782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27485">
            <text:p>52748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38658">
            <text:p>43865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2952">
            <text:p>47295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76960">
            <text:p>476960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1051">
            <text:p>59105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1144">
            <text:p>45114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1173">
            <text:p>45117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3059">
            <text:p>59305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5612">
            <text:p>4456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4338018">
            <text:p>3433801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50133">
            <text:p>55013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13225">
            <text:p>61322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66919">
            <text:p>66691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683712">
            <text:p>68371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41154">
            <text:p>54115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1034028">
            <text:p>103402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595732">
            <text:p>59573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56504">
            <text:p>45650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8066">
            <text:p>498066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235037">
            <text:p>23503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64801">
            <text:p>46480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320484">
            <text:p>32048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9483">
            <text:p>44948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42902">
            <text:p>44290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98793">
            <text:p>49879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72920">
            <text:p>47292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985375">
            <text:p>98537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531337">
            <text:p>153133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11829">
            <text:p>61182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54559">
            <text:p>65455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0302">
            <text:p>49030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40446">
            <text:p>64044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872554">
            <text:p>87255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75106">
            <text:p>47510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81080">
            <text:p>68108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4473">
            <text:p>72447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42720">
            <text:p>54272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9070">
            <text:p>49907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3746">
            <text:p>51374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4388">
            <text:p>51438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8168">
            <text:p>51816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47162">
            <text:p>54716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109476">
            <text:p>110947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8191">
            <text:p>538191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2933">
            <text:p>53293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6347">
            <text:p>50634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97321">
            <text:p>497321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478487">
            <text:p>147848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8131">
            <text:p>728131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37518">
            <text:p>63751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70086329">
            <text:p>77008632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117975">
            <text:p>111797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03794">
            <text:p>60379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24427">
            <text:p>52442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5417">
            <text:p>51541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20515">
            <text:p>52051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2602">
            <text:p>50260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31998118">
            <text:p>3199811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90117">
            <text:p>690117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52982">
            <text:p>55298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462423">
            <text:p>46242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05523">
            <text:p>705523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38098">
            <text:p>53809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97619">
            <text:p>79761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27875">
            <text:p>72787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67846">
            <text:p>56784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84819">
            <text:p>58481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16469">
            <text:p>51646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026711">
            <text:p>1026711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656914">
            <text:p>65691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3336544">
            <text:p>1333654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5426">
            <text:p>50542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707585">
            <text:p>70758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927260">
            <text:p>92726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503269">
            <text:p>50326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665493">
            <text:p>1066549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91438">
            <text:p>79143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54979">
            <text:p>55497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70173">
            <text:p>57017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69579">
            <text:p>56957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223212722">
            <text:p>22321272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41265">
            <text:p>64126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80215">
            <text:p>108021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37356">
            <text:p>53735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313896">
            <text:p>131389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991437">
            <text:p>99143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00174">
            <text:p>70017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95536">
            <text:p>59553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89807">
            <text:p>58980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96386">
            <text:p>69638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920231">
            <text:p>192023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88745">
            <text:p>78874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12757">
            <text:p>61275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1613">
            <text:p>51161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09960">
            <text:p>50996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48045">
            <text:p>74804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84640">
            <text:p>58464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0478">
            <text:p>52047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241325">
            <text:p>124132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4423">
            <text:p>51442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18167">
            <text:p>51816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04160">
            <text:p>60416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828152">
            <text:p>82815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4523">
            <text:p>52452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18919">
            <text:p>61891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30163">
            <text:p>63016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99902">
            <text:p>69990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795583">
            <text:p>179558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825794">
            <text:p>82579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065121">
            <text:p>106512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70945">
            <text:p>67094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28712">
            <text:p>72871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58740">
            <text:p>65874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06627">
            <text:p>60662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47409">
            <text:p>74740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85677">
            <text:p>68567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3520">
            <text:p>523520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8496">
            <text:p>52849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3315872">
            <text:p>331587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491537">
            <text:p>49153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525479">
            <text:p>52547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733382">
            <text:p>733382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986905">
            <text:p>98690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269116">
            <text:p>26911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626577">
            <text:p>62657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2340102">
            <text:p>234010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143322">
            <text:p>114332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09467">
            <text:p>60946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37080">
            <text:p>63708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24810">
            <text:p>82481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57371">
            <text:p>757371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01728">
            <text:p>80172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76660">
            <text:p>57666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1671">
            <text:p>561671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83908">
            <text:p>58390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1183924">
            <text:p>4118392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3448105">
            <text:p>1344810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45917">
            <text:p>64591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04862">
            <text:p>60486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838977">
            <text:p>183897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2690">
            <text:p>56269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45397">
            <text:p>64539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54829">
            <text:p>55482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05805">
            <text:p>80580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3310728">
            <text:p>331072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924142">
            <text:p>92414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43382">
            <text:p>54338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57520">
            <text:p>75752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91588">
            <text:p>59158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64434">
            <text:p>106443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942122">
            <text:p>94212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98639">
            <text:p>59863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29840351">
            <text:p>29840351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15497">
            <text:p>81549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55142">
            <text:p>55514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77992">
            <text:p>87799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32035">
            <text:p>83203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21295">
            <text:p>52129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6137">
            <text:p>73613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924149">
            <text:p>192414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21324">
            <text:p>62132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27423">
            <text:p>102742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427479">
            <text:p>142747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69159">
            <text:p>769159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835533">
            <text:p>83553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29515">
            <text:p>62951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45428">
            <text:p>54542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427820">
            <text:p>42782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78343">
            <text:p>67834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4987">
            <text:p>73498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52238014">
            <text:p>15223801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82425">
            <text:p>78242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732183">
            <text:p>73218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9283280">
            <text:p>19283280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567830">
            <text:p>56783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50195">
            <text:p>55019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98442">
            <text:p>89844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78197">
            <text:p>77819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3046">
            <text:p>60304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67202">
            <text:p>76720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55567">
            <text:p>75556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06442">
            <text:p>80644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42900">
            <text:p>64290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15169">
            <text:p>81516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95821">
            <text:p>79582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38907">
            <text:p>113890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22536">
            <text:p>82253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03155669">
            <text:p>50315566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87728">
            <text:p>68772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09987">
            <text:p>70998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17956">
            <text:p>61795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3686183">
            <text:p>368618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31042">
            <text:p>63104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2315640">
            <text:p>231564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57736">
            <text:p>85773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95841">
            <text:p>69584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95332">
            <text:p>69533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21157">
            <text:p>82115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37930">
            <text:p>53793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899804">
            <text:p>899804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6113">
            <text:p>62611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590522">
            <text:p>59052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4257">
            <text:p>60425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66903">
            <text:p>66690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219795">
            <text:p>121979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4909">
            <text:p>62490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9443">
            <text:p>65944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8139">
            <text:p>65813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17688">
            <text:p>61768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551646">
            <text:p>155164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34148">
            <text:p>103414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83104">
            <text:p>1183104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871499">
            <text:p>187149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4902955">
            <text:p>490295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61843">
            <text:p>106184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045033">
            <text:p>1045033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4992">
            <text:p>60499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733477">
            <text:p>73347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1679">
            <text:p>65167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28668">
            <text:p>62866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59610">
            <text:p>65961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3612132">
            <text:p>361213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635727">
            <text:p>163572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605610">
            <text:p>605610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52227">
            <text:p>115222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4462">
            <text:p>644462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353530">
            <text:p>335353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345250">
            <text:p>134525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88940">
            <text:p>58894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27014">
            <text:p>82701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95644">
            <text:p>89564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9610">
            <text:p>65961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154312">
            <text:p>1154312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32393">
            <text:p>83239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035800">
            <text:p>1035800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66662">
            <text:p>766662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24729">
            <text:p>72472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93323">
            <text:p>219332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83573">
            <text:p>58357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056656">
            <text:p>105665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78056984">
            <text:p>77805698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24815399">
            <text:p>12481539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181887">
            <text:p>6918188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3064058">
            <text:p>306405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040171">
            <text:p>2040171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01748">
            <text:p>90174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8998">
            <text:p>64899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839555">
            <text:p>883955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41265">
            <text:p>64126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31244">
            <text:p>213124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30293">
            <text:p>63029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2226">
            <text:p>69222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42721">
            <text:p>942721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114673">
            <text:p>111467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6739">
            <text:p>69673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3276">
            <text:p>65327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234169">
            <text:p>223416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16036">
            <text:p>61603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7727569">
            <text:p>17727569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36985">
            <text:p>73698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891546">
            <text:p>89154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4336594">
            <text:p>7433659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588698">
            <text:p>158869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982225">
            <text:p>98222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14370535">
            <text:p>71437053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593435">
            <text:p>259343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9098">
            <text:p>65909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573311104">
            <text:p>57331110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84393">
            <text:p>68439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94626">
            <text:p>69462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201893">
            <text:p>120189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67651">
            <text:p>667651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658851">
            <text:p>658851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719426">
            <text:p>71942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2101354">
            <text:p>210135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93816">
            <text:p>89381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59924">
            <text:p>75992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430887">
            <text:p>143088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685166">
            <text:p>68516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14437">
            <text:p>101443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1866">
            <text:p>74186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30209">
            <text:p>73020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07201">
            <text:p>100720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73543602">
            <text:p>17354360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3273">
            <text:p>87327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428012">
            <text:p>142801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75262">
            <text:p>97526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59839">
            <text:p>85983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70573">
            <text:p>77057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85959">
            <text:p>78595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50189">
            <text:p>95018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60868">
            <text:p>76086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97195">
            <text:p>99719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765182">
            <text:p>176518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8189">
            <text:p>92818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6021">
            <text:p>836021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1513">
            <text:p>83151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08655">
            <text:p>130865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295212">
            <text:p>129521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287378">
            <text:p>228737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8282">
            <text:p>92828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7336">
            <text:p>83733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31163606">
            <text:p>3116360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38706">
            <text:p>83870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95474627">
            <text:p>29547462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2535412">
            <text:p>2253541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55451237">
            <text:p>15545123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3666358">
            <text:p>366635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96873">
            <text:p>139687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348606">
            <text:p>134860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3714">
            <text:p>71371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7374">
            <text:p>87737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99793">
            <text:p>109979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32313">
            <text:p>93231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878026">
            <text:p>87802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7915">
            <text:p>71791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654727">
            <text:p>65472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86816">
            <text:p>98681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7645">
            <text:p>92764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927943">
            <text:p>92794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15450">
            <text:p>715450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22672">
            <text:p>722672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0536">
            <text:p>74053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746694">
            <text:p>74669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20459425">
            <text:p>2045942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548535">
            <text:p>154853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46134301">
            <text:p>24613430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78904">
            <text:p>137890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893177">
            <text:p>189317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01248">
            <text:p>100124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412316">
            <text:p>241231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41525993">
            <text:p>14152599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79658">
            <text:p>87965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076255">
            <text:p>107625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65673901">
            <text:p>16567390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97610">
            <text:p>79761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665010">
            <text:p>166501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324310">
            <text:p>232431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18501">
            <text:p>91850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17056">
            <text:p>71705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717560">
            <text:p>371756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111173">
            <text:p>111117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427715">
            <text:p>142771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51185">
            <text:p>85118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49407">
            <text:p>84940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17057">
            <text:p>81705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17515">
            <text:p>121751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7032034">
            <text:p>1703203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5663">
            <text:p>90566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40994">
            <text:p>74099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27958">
            <text:p>82795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47701498">
            <text:p>4770149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95237">
            <text:p>129523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87384">
            <text:p>78738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67832">
            <text:p>867832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70993">
            <text:p>77099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9727">
            <text:p>90972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66478">
            <text:p>86647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964458">
            <text:p>796445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698766">
            <text:p>69876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908384">
            <text:p>90838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6396598">
            <text:p>3639659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739787">
            <text:p>373978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38667">
            <text:p>13386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7296238">
            <text:p>2729623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82897">
            <text:p>78289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244947">
            <text:p>124494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1267220">
            <text:p>3126722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1129749">
            <text:p>7112974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1325935">
            <text:p>132593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77859">
            <text:p>87785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805887">
            <text:p>80588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560140">
            <text:p>560140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3313445">
            <text:p>331344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733676">
            <text:p>73367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04:46:35</dc:date>
    <meta:document-statistic meta:table-count="1" meta:cell-count="4046" meta:object-count="2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92cm" xlink:href=".." xlink:type="simple" chart:class="chart:line" chart:style-name="ch1">
        <chart:legend chart:legend-position="end" svg:x="13.721cm" svg:y="4.197cm" style:legend-expansion="high" chart:style-name="ch2"/>
        <chart:plot-area chart:style-name="ch3" table:cell-range-address="Sheet1.G3:Sheet1.H12" chart:data-source-has-labels="column" svg:x="0.769cm" svg:y="0.851cm" svg:width="12.314cm" svg:height="7.542cm">
          <chartooo:coordinate-region svg:x="2.131cm" svg:y="1.05cm" svg:width="10.765cm" svg:height="6.696cm"/>
          <chart:axis chart:dimension="x" chart:name="primary-x" chart:style-name="ch4" chartooo:axis-type="auto">
            <chartooo:date-scale/>
            <chart:categories table:cell-range-address="Sheet1.G3:Sheet1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3:Sheet1.G12</svg:desc>
                </draw:g>
              </table:table-cell>
              <table:table-cell office:value-type="float" office:value="32410.46">
                <text:p>32410.46</text:p>
                <draw:g>
                  <svg:desc>Sheet1.H3:Sheet1.H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183.8">
                <text:p>64183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742.38">
                <text:p>90742.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4814.96">
                <text:p>124814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6361.62">
                <text:p>156361.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9982.42">
                <text:p>189982.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1948.2">
                <text:p>221948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0901.46">
                <text:p>270901.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3831.92">
                <text:p>333831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5029.16">
                <text:p>425029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92cm" xlink:href=".." xlink:type="simple" chart:class="chart:line" chart:style-name="ch1">
        <chart:legend chart:legend-position="end" svg:x="13.721cm" svg:y="4.197cm" style:legend-expansion="high" chart:style-name="ch2"/>
        <chart:plot-area chart:style-name="ch3" table:cell-range-address="Sheet1.G12:Sheet1.H22" chart:data-source-has-labels="column" svg:x="0.769cm" svg:y="0.851cm" svg:width="12.314cm" svg:height="7.542cm">
          <chartooo:coordinate-region svg:x="2.502cm" svg:y="1.05cm" svg:width="10.394cm" svg:height="6.696cm"/>
          <chart:axis chart:dimension="x" chart:name="primary-x" chart:style-name="ch4" chartooo:axis-type="auto">
            <chartooo:date-scale/>
            <chart:categories table:cell-range-address="Sheet1.G12:Sheet1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2:Sheet1.H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12:Sheet1.G22</svg:desc>
                </draw:g>
              </table:table-cell>
              <table:table-cell office:value-type="float" office:value="425029.16">
                <text:p>425029.16</text:p>
                <draw:g>
                  <svg:desc>Sheet1.H12:Sheet1.H2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61078.16">
                <text:p>461078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57958.62">
                <text:p>1857958.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02351.8">
                <text:p>1202351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939605.92">
                <text:p>16939605.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433443.02">
                <text:p>5433443.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905250.42">
                <text:p>5905250.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097770.96">
                <text:p>11097770.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8169786.46">
                <text:p>48169786.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050.28">
                <text:p>14884050.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860576.76">
                <text:p>16860576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